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5cm" draw:z-index="0"><draw:image xlink:href="../../odt_eng/images/0066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NOT-EQUAL-TO Operatio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379cm" draw:z-index="0"><draw:image xlink:href="../../odt_eng/images/006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the NOT-EQUAL-TO logical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unit output signal, <text:s/>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is for input signals.</text:span></text:span></text:p>
            <text:p text:style-name="Text_20_body"><text:span text:style-name="Основной_20_шрифт_20_абзаца"><text:span text:style-name="T7">Property</text:span></text:span><text:span text:style-name="Основной_20_шрифт_20_абзаца"><text:span text:style-name="T2">:</text:span></text:span></text:p>
            <text:list xml:id="list7270449561482419138" text:style-name="L1">
              <text:list-item>
                <text:p text:style-name="P8"><text:span text:style-name="Основной_20_шрифт_20_абзаца"><text:span text:style-name="T3">Second operand type – indicates the type of the second operand. In case it is a vector then elementwise operation is carried out. <text:s/>In case it is a scalar then operation with every element of the first input and the value of the second input is carried out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ция НЕ РАВНО</dc:title>
    <dc:creator>Александр </dc:creator>
    <meta:creation-date>2012-01-25T06:40:00Z</meta:creation-date>
    <dc:date>2012-03-04T20:05:55.87</dc:date>
    <meta:editing-cycles>106</meta:editing-cycles>
    <meta:editing-duration>PT2H14M31S</meta:editing-duration>
    <meta:document-statistic meta:table-count="1" meta:image-count="2" meta:object-count="3" meta:page-count="1" meta:paragraph-count="10" meta:word-count="77" meta:character-count="441"/>
    <meta:template xlink:type="simple" xlink:actuate="onRequest" xlink:title="" xlink:href="../../odt_eng/0066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&lt;&gt; u_2(t); #
alignl 0, ~ if u_1(t) 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